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erriweather" svg:font-family="Merriweather" style:font-family-generic="system"/>
    <style:font-face style:name="Open Sans" svg:font-family="Open Sans" style:font-family-generic="swiss" style:font-pitch="variable" svg:panose-1="2 11 6 6 3 5 4 2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top="0in" fo:line-height="115%" fo:margin-right="0in"/>
    </style:style>
    <style:style style:name="TableColumn3" style:family="table-column">
      <style:table-column-properties style:column-width="5.0965in" style:use-optimal-column-width="false"/>
    </style:style>
    <style:style style:name="TableColumn4" style:family="table-column">
      <style:table-column-properties style:column-width="2.3298in" style:use-optimal-column-width="false"/>
    </style:style>
    <style:style style:name="Table2" style:family="table">
      <style:table-properties style:width="7.426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fo:padding-top="0.1in" fo:padding-left="0.1in" fo:padding-bottom="0.1in" fo:padding-right="0.1in"/>
    </style:style>
    <style:style style:name="P7" style:parent-style-name="Standard" style:family="paragraph">
      <style:paragraph-properties fo:margin-top="0in" fo:line-height="115%" fo:margin-right="0in"/>
    </style:style>
    <style:style style:name="P8" style:parent-style-name="Standard" style:family="paragraph">
      <style:paragraph-properties fo:margin-top="0in" fo:line-height="115%" fo:margin-right="0in"/>
    </style:style>
    <style:style style:name="TableCell9" style:family="table-cell">
      <style:table-cell-properties fo:border="none" style:writing-mode="lr-tb" fo:padding-top="0.1in" fo:padding-left="0.1in" fo:padding-bottom="0.1in" fo:padding-right="0.1in"/>
    </style:style>
    <style:style style:name="P10" style:parent-style-name="Standard" style:family="paragraph">
      <style:paragraph-properties fo:margin-top="0in" fo:line-height="115%" fo:margin-right="0in"/>
    </style:style>
    <style:style style:name="P11" style:parent-style-name="Standard" style:family="paragraph">
      <style:paragraph-properties fo:margin-top="0in" fo:line-height="100%"/>
    </style:style>
    <style:style style:name="P12" style:parent-style-name="Standard" style:family="paragraph">
      <style:paragraph-properties fo:keep-with-next="always" fo:keep-together="always" fo:margin-top="0in" fo:line-height="100%"/>
    </style:style>
    <style:style style:name="T13" style:parent-style-name="DefaultParagraphFon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P14" style:parent-style-name="Standard" style:family="paragraph">
      <style:paragraph-properties fo:margin-top="0in" fo:line-height="115%"/>
    </style:style>
    <style:style style:name="T15" style:parent-style-name="DefaultParagraphFont" style:family="text">
      <style:text-properties style:font-name="Open Sans" style:font-name-asian="Open Sans" style:font-name-complex="Open Sans" fo:font-weight="bold" style:font-weight-asian="bold" style:font-weight-complex="bold" fo:color="#000000"/>
    </style:style>
    <style:style style:name="P16" style:parent-style-name="Standard" style:family="paragraph">
      <style:paragraph-properties fo:margin-top="0in" fo:line-height="115%" fo:margin-right="0in"/>
      <style:text-properties style:font-name="Open Sans" style:font-name-asian="Open Sans" style:font-name-complex="Open Sans" fo:font-weight="bold" style:font-weight-asian="bold" style:font-weight-complex="bold" fo:color="#000000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.1in" fo:padding-left="0.1in" fo:padding-bottom="0.1in" fo:padding-right="0.1in"/>
    </style:style>
    <style:style style:name="P19" style:parent-style-name="Standard" style:family="paragraph">
      <style:paragraph-properties fo:margin-top="0in" fo:line-height="115%" fo:margin-right="0in"/>
    </style:style>
    <style:style style:name="P20" style:parent-style-name="Standard" style:family="paragraph">
      <style:paragraph-properties fo:line-height="100%" fo:margin-right="0.209in"/>
    </style:style>
    <style:style style:name="T21" style:parent-style-name="DefaultParagraphFont" style:family="text">
      <style:text-properties style:font-name="Open Sans" style:font-name-asian="Open Sans" style:font-name-complex="Open Sans" fo:font-weight="bold" style:font-weight-asian="bold" style:font-weight-complex="bold" fo:color="#2079C7"/>
    </style:style>
    <style:style style:name="P22" style:parent-style-name="Standard" style:family="paragraph">
      <style:paragraph-properties fo:keep-with-next="always" fo:keep-together="always" fo:line-height="100%" fo:margin-right="0.209in"/>
    </style:style>
    <style:style style:name="T23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00" fo:font-size="11pt" style:font-size-asian="11pt" style:font-size-complex="11pt"/>
    </style:style>
    <style:style style:name="P24" style:parent-style-name="Standard" style:family="paragraph">
      <style:paragraph-properties fo:keep-with-next="always" fo:keep-together="always" fo:line-height="100%" fo:margin-right="0.209in"/>
    </style:style>
    <style:style style:name="T25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00" fo:font-size="11pt" style:font-size-asian="11pt" style:font-size-complex="11pt"/>
    </style:style>
    <style:style style:name="P26" style:parent-style-name="Standard" style:family="paragraph">
      <style:paragraph-properties fo:keep-with-next="always" fo:keep-together="always" fo:line-height="100%" fo:margin-right="0.209in"/>
    </style:style>
    <style:style style:name="T27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00" fo:font-size="11pt" style:font-size-asian="11pt" style:font-size-complex="11pt"/>
    </style:style>
    <style:style style:name="T28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00" fo:font-size="11pt" style:font-size-asian="11pt" style:font-size-complex="11pt"/>
    </style:style>
    <style:style style:name="P29" style:parent-style-name="Standard" style:family="paragraph">
      <style:paragraph-properties fo:line-height="100%" fo:margin-right="0.209in"/>
    </style:style>
    <style:style style:name="T30" style:parent-style-name="DefaultParagraphFont" style:family="text">
      <style:text-properties style:font-name="Open Sans" style:font-name-asian="Open Sans" style:font-name-complex="Open Sans" fo:font-weight="bold" style:font-weight-asian="bold" style:font-weight-complex="bold" fo:color="#2079C7"/>
    </style:style>
    <style:style style:name="P31" style:parent-style-name="Standard" style:family="paragraph">
      <style:paragraph-properties fo:keep-with-next="always" fo:keep-together="always" fo:line-height="100%" fo:margin-right="0.209in"/>
    </style:style>
    <style:style style:name="T3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00" fo:font-size="11pt" style:font-size-asian="11pt" style:font-size-complex="11pt"/>
    </style:style>
    <style:style style:name="P33" style:parent-style-name="Standard" style:family="paragraph">
      <style:paragraph-properties fo:keep-with-next="always" fo:keep-together="always" fo:line-height="100%" fo:margin-right="0.209in"/>
    </style:style>
    <style:style style:name="T34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00" fo:font-size="11pt" style:font-size-asian="11pt" style:font-size-complex="11pt"/>
    </style:style>
    <style:style style:name="T35" style:parent-style-name="DefaultParagraphFont" style:family="text">
      <style:text-properties style:font-name="Consolas" style:font-name-asian="Consolas" style:font-name-complex="Consolas" fo:color="#000000" fo:font-size="11pt" style:font-size-asian="11pt" style:font-size-complex="11pt"/>
    </style:style>
    <style:style style:name="T36" style:parent-style-name="DefaultParagraphFont" style:family="text">
      <style:text-properties style:font-name="Consolas" style:font-name-asian="Consolas" style:font-name-complex="Consolas" fo:font-weight="bold" style:font-weight-asian="bold" style:font-weight-complex="bold" fo:color="#000000" fo:font-size="11pt" style:font-size-asian="11pt" style:font-size-complex="11pt"/>
    </style:style>
    <style:style style:name="P37" style:parent-style-name="Standard" style:family="paragraph">
      <style:paragraph-properties fo:margin-top="0in" fo:line-height="100%" fo:margin-right="0.209in" fo:text-indent="0.25in"/>
    </style:style>
    <style:style style:name="T38" style:parent-style-name="DefaultParagraphFont" style:family="text">
      <style:text-properties style:font-name="Consolas" style:font-name-asian="Consolas" style:font-name-complex="Consolas"/>
    </style:style>
    <style:style style:name="P39" style:parent-style-name="Standard" style:family="paragraph">
      <style:paragraph-properties fo:margin-top="0in" fo:line-height="100%" fo:margin-right="0.209in" fo:text-indent="0.25in"/>
    </style:style>
    <style:style style:name="T40" style:parent-style-name="DefaultParagraphFont" style:family="text">
      <style:text-properties style:font-name="Consolas" style:font-name-asian="Consolas" style:font-name-complex="Consolas"/>
    </style:style>
    <style:style style:name="P41" style:parent-style-name="Standard" style:family="paragraph">
      <style:paragraph-properties fo:margin-top="0in" fo:line-height="100%" fo:margin-right="0.209in" fo:text-indent="0.25in"/>
    </style:style>
    <style:style style:name="T42" style:parent-style-name="DefaultParagraphFont" style:family="text">
      <style:text-properties style:font-name="Consolas" style:font-name-asian="Consolas" style:font-name-complex="Consolas"/>
    </style:style>
    <style:style style:name="P43" style:parent-style-name="Standard" style:family="paragraph">
      <style:paragraph-properties fo:margin-top="0in" fo:line-height="100%" fo:margin-right="0.209in" fo:text-indent="0.25in"/>
    </style:style>
    <style:style style:name="T44" style:parent-style-name="DefaultParagraphFont" style:family="text">
      <style:text-properties style:font-name="Consolas" style:font-name-asian="Consolas" style:font-name-complex="Consolas"/>
    </style:style>
    <style:style style:name="P45" style:parent-style-name="Standard" style:family="paragraph">
      <style:paragraph-properties fo:line-height="100%" fo:margin-right="0.209in"/>
    </style:style>
    <style:style style:name="T46" style:parent-style-name="DefaultParagraphFont" style:family="text">
      <style:text-properties style:font-name="Open Sans" style:font-name-asian="Open Sans" style:font-name-complex="Open Sans" fo:font-weight="bold" style:font-weight-asian="bold" style:font-weight-complex="bold" fo:color="#2079C7"/>
    </style:style>
    <style:style style:name="P47" style:parent-style-name="Standard" style:family="paragraph">
      <style:paragraph-properties fo:keep-with-next="always" fo:keep-together="always" fo:line-height="100%" fo:margin-right="0.209in"/>
    </style:style>
    <style:style style:name="T48" style:parent-style-name="DefaultParagraphFont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P49" style:parent-style-name="Standard" style:family="paragraph">
      <style:paragraph-properties fo:margin-right="0.209in"/>
    </style:style>
    <style:style style:name="P50" style:parent-style-name="Standard" style:family="paragraph">
      <style:paragraph-properties fo:margin-top="0in" fo:line-height="100%" fo:margin-right="0.209in" fo:text-indent="0.25in"/>
    </style:style>
    <style:style style:name="T51" style:parent-style-name="DefaultParagraphFont" style:family="text">
      <style:text-properties style:font-name="Consolas" style:font-name-asian="Consolas" style:font-name-complex="Consolas"/>
    </style:style>
    <style:style style:name="P52" style:parent-style-name="Standard" style:family="paragraph">
      <style:paragraph-properties fo:margin-top="0in" fo:line-height="100%" fo:margin-right="0.209in" fo:text-indent="0.25in"/>
    </style:style>
    <style:style style:name="T53" style:parent-style-name="DefaultParagraphFont" style:family="text">
      <style:text-properties style:font-name="Consolas" style:font-name-asian="Consolas" style:font-name-complex="Consolas"/>
    </style:style>
    <style:style style:name="P54" style:parent-style-name="Standard" style:family="paragraph">
      <style:paragraph-properties fo:margin-top="0in" fo:line-height="115%" fo:margin-right="0in"/>
    </style:style>
    <style:style style:name="TableCell55" style:family="table-cell">
      <style:table-cell-properties fo:border="none" style:writing-mode="lr-tb" fo:padding-top="0.1in" fo:padding-left="0.1in" fo:padding-bottom="0.1in" fo:padding-right="0.1in"/>
    </style:style>
    <style:style style:name="P56" style:parent-style-name="Standard" style:family="paragraph">
      <style:paragraph-properties fo:margin-top="0in" fo:line-height="115%" fo:margin-right="0in"/>
    </style:style>
    <style:style style:name="P57" style:parent-style-name="Standard" style:family="paragraph">
      <style:paragraph-properties fo:margin-top="0.2222in"/>
    </style:style>
    <style:style style:name="P58" style:parent-style-name="Standard" style:family="paragraph">
      <style:paragraph-properties fo:margin-top="0.2222in"/>
    </style:style>
    <style:style style:name="P59" style:parent-style-name="Standard" style:family="paragraph">
      <style:paragraph-properties fo:margin-top="0.2222in"/>
    </style:style>
    <style:style style:name="P60" style:parent-style-name="Standard" style:family="paragraph">
      <style:paragraph-properties fo:margin-top="0.2222in"/>
    </style:style>
    <style:style style:name="P61" style:parent-style-name="Standard" style:family="paragraph">
      <style:paragraph-properties fo:margin-top="0.2222in"/>
    </style:style>
    <style:style style:name="P62" style:parent-style-name="Standard" style:family="paragraph">
      <style:paragraph-properties fo:margin-top="0.2222in"/>
    </style:style>
    <style:style style:name="P63" style:parent-style-name="Standard" style:family="paragraph">
      <style:paragraph-properties fo:margin-top="0.2222in"/>
    </style:style>
    <style:style style:name="P64" style:parent-style-name="Standard" style:family="paragraph">
      <style:paragraph-properties fo:margin-top="0.2222in"/>
    </style:style>
    <style:style style:name="P65" style:parent-style-name="Standard" style:family="paragraph">
      <style:paragraph-properties fo:margin-top="0.2222in"/>
    </style:style>
    <style:style style:name="P66" style:parent-style-name="Standard" style:family="paragraph">
      <style:paragraph-properties fo:margin-top="0.2222in"/>
    </style:style>
    <style:style style:name="P67" style:parent-style-name="Standard" style:family="paragraph">
      <style:paragraph-properties fo:margin-top="0.2222in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bookmark-start text:name="id.gjdgxs"/><text:bookmark-end text:name="id.gjdgxs"/></text:p>
            <text:p text:style-name="Title">Sistem Informasi<text:bookmark-start text:name="id.30j0zll"/><text:bookmark-end text:name="id.30j0zll"/></text:p>
            <text:p text:style-name="Subtitle">Surat Ijin Tidak Masuk</text:p>
            <text:p text:style-name="P8"/>
          </table:table-cell>
          <table:table-cell table:style-name="TableCell9">
            <text:p text:style-name="P10"/>
            <text:p text:style-name="P11">Jl. ITS Raya, Keputih, Sukolilo, Kota SBY, Jawa Timur<text:bookmark-start text:name="id.1fob9te"/><text:bookmark-end text:name="id.1fob9te"/></text:p>
            <text:p text:style-name="P12"><text:span text:style-name="T13">(031) 5999944</text:span></text:p>
            <text:p text:style-name="P14"><text:span text:style-name="T15">info@is.its.ac.id</text:span></text:p>
            <text:p text:style-name="P16"/>
          </table:table-cell>
        </table:table-row>
        <table:table-row table:style-name="TableRow17">
          <table:table-cell table:style-name="TableCell18">
            <text:p text:style-name="P19"><text:bookmark-start text:name="id.3znysh7"/><text:bookmark-end text:name="id.3znysh7"/></text:p>
            <text:p text:style-name="P20"><text:span text:style-name="T21">Data Diri</text:span><text:bookmark-start text:name="id.2et92p0"/><text:bookmark-end text:name="id.2et92p0"/></text:p>
            <text:p text:style-name="P22"><text:span text:style-name="T23">Nama <text:s text:c="9"/>:</text:span><text:bookmark-start text:name="id.tyjcwt"/><text:bookmark-end text:name="id.tyjcwt"/></text:p>
            <text:p text:style-name="P24"><text:span text:style-name="T25">Jabatan <text:s text:c="6"/>:</text:span><text:bookmark-start text:name="id.3dy6vkm"/><text:bookmark-end text:name="id.3dy6vkm"/></text:p>
            <text:p text:style-name="P26"><text:span text:style-name="T27">Bagian<text:s/></text:span><text:span text:style-name="T28"><text:s text:c="7"/>:</text:span><text:bookmark-start text:name="id.1t3h5sf"/><text:bookmark-end text:name="id.1t3h5sf"/></text:p>
            <text:p text:style-name="P29"><text:span text:style-name="T30">Mengenai Form</text:span><text:bookmark-start text:name="id.4d34og8"/><text:bookmark-end text:name="id.4d34og8"/></text:p>
            <text:p text:style-name="P31"><text:span text:style-name="T32">Tanggal Input :</text:span><text:bookmark-start text:name="id.2s8eyo1"/><text:bookmark-end text:name="id.2s8eyo1"/></text:p>
            <text:p text:style-name="P33"><text:span text:style-name="T34">Jenis Ijin</text:span><text:span text:style-name="T35"><text:s text:c="4"/></text:span><text:span text:style-name="T36">:</text:span></text:p>
            <text:list text:style-name="LS1">
              <text:list-item>
                <text:p text:style-name="P37"><text:span text:style-name="T38">Sakit</text:span></text:p>
              </text:list-item>
              <text:list-item>
                <text:p text:style-name="P39"><text:span text:style-name="T40">Cuti</text:span></text:p>
              </text:list-item>
              <text:list-item>
                <text:p text:style-name="P41"><text:span text:style-name="T42">Ijin Dinas Luar</text:span></text:p>
              </text:list-item>
              <text:list-item>
                <text:p text:style-name="P43"><text:span text:style-name="T44">Pulang Lebih Awal</text:span><text:bookmark-start text:name="id.17dp8vu"/><text:bookmark-end text:name="id.17dp8vu"/></text:p>
              </text:list-item>
            </text:list>
            <text:p text:style-name="P45"><text:span text:style-name="T46">Keterangan</text:span><text:bookmark-start text:name="id.3rdcrjn"/><text:bookmark-end text:name="id.3rdcrjn"/></text:p>
            <text:p text:style-name="P47"><text:span text:style-name="T48">Mengetahui</text:span></text:p>
            <text:p text:style-name="P49">Surat Ijin Berikut harus dikonfirmasi kembali oleh kajur atau pun sekjur.</text:p>
            <text:list text:style-name="LS1" text:continue-numbering="true">
              <text:list-item>
                <text:p text:style-name="P50"><text:span text:style-name="T51">Kajur</text:span></text:p>
              </text:list-item>
              <text:list-item>
                <text:p text:style-name="P52"><text:span text:style-name="T53">Sekjur</text:span></text:p>
              </text:list-item>
            </text:list>
            <text:p text:style-name="P54"/>
          </table:table-cell>
          <table:table-cell table:style-name="TableCell55">
            <text:p text:style-name="P56"/>
            <text:p text:style-name="P57"/>
            <text:p text:style-name="P58"/>
            <text:p text:style-name="P59"/>
            <text:p text:style-name="P60"/>
            <text:p text:style-name="P61"/>
            <text:p text:style-name="P62"/>
            <text:p text:style-name="P63"/>
            <text:p text:style-name="P64"/>
            <text:p text:style-name="P65"/>
            <text:p text:style-name="P66"/>
            <text:p text:style-name="P6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erriweather" svg:font-family="Merriweather" style:font-family-generic="system"/>
    <style:font-face style:name="Open Sans" svg:font-family="Open Sans" style:font-family-generic="swiss" style:font-pitch="variable" svg:panose-1="2 11 6 6 3 5 4 2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id" fo:country="ID" style:language-asian="id" style:country-asian="ID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Standard" style:default-outline-level="2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Standard" style:default-outline-level="3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top="0.0833in" fo:line-height="130%" fo:margin-right="0.2083in"/>
      <style:text-properties style:font-name="Merriweather" style:font-name-asian="Merriweather" style:font-name-complex="Merriweather" fo:color="#666666" fo:font-size="9pt" style:font-size-asian="9pt" style:font-size-complex="9pt" fo:hyphenate="false"/>
    </style:style>
    <style:style style:name="NoList1" style:display-name="No List1" style:family="paragraph">
      <style:text-properties fo:hyphenate="false"/>
    </style:style>
    <style:style style:name="Title" style:display-name="Title" style:family="paragraph" style:parent-style-name="Standard">
      <style:paragraph-properties fo:margin-top="0in" fo:margin-bottom="0.0833in" fo:line-height="100%"/>
      <style:text-properties fo:font-weight="bold" style:font-weight-asian="bold" style:font-weight-complex="bold" fo:color="#000000" fo:font-size="36pt" style:font-size-asian="36pt" style:font-size-complex="36pt" fo:hyphenate="false"/>
    </style:style>
    <style:style style:name="Subtitle" style:display-name="Subtitle" style:family="paragraph" style:parent-style-name="Standard">
      <style:paragraph-properties fo:margin-top="0in" fo:line-height="115%"/>
      <style:text-properties style:font-name="Open Sans" style:font-name-asian="Open Sans" style:font-name-complex="Open Sans" fo:color="#000000" fo:hyphenate="false"/>
    </style:style>
    <style:style style:name="List1Level0" style:display-name="List1Level0" style:family="text"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style:text-line-through-type="none" fo:color="#000000" fo:font-size="16pt" style:font-size-asian="16pt" style:font-size-complex="16pt" style:text-underline-type="none" style:text-underline-color="font-color"/>
    </style:style>
    <style:style style:name="List1Level1" style:display-name="List1Leve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2" style:display-name="List1Level2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3" style:display-name="List1Level3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4" style:display-name="List1Level4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5" style:display-name="List1Leve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6" style:display-name="List1Leve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7" style:display-name="List1Leve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8" style:display-name="List1Leve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1" style:family="text"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style:text-line-through-type="none" fo:color="#000000" fo:font-size="16pt" style:font-size-asian="16pt" style:font-size-complex="16pt" style:text-underline-type="none" style:text-underline-color="font-color"/>
    </style:style>
    <style:style style:name="WW_CharLFO1LVL2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3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4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9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text:list-style style:name="LS1" style:display-name="LS1">
      <text:list-level-style-bullet text:level="1" text:style-name="WW_CharLFO1LVL1" text:bullet-char="○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LVL3" text:bullet-char="-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  <style:text-properties style:font-name="Times New Roman"/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LVL6" text:bullet-char="-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  <style:text-properties style:font-name="Times New Roman"/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LVL9" text:bullet-char="-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  <style:text-properties style:font-name="Times New Roman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in" fo:margin-left="0.5993in" fo:margin-bottom="0.5993in" fo:margin-right="0.59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/>
    <dc:creator>Mochammad Rizki</dc:creator>
    <meta:creation-date>2016-03-21T11:36:00Z</meta:creation-date>
    <dc:date>2016-03-21T11:46:00Z</dc:date>
    <meta:template xlink:href="Normal.dotm" xlink:type="simple"/>
    <meta:editing-cycles>4</meta:editing-cycles>
    <meta:editing-duration>PT360S</meta:editing-duration>
    <meta:document-statistic meta:page-count="1" meta:paragraph-count="1" meta:word-count="60" meta:character-count="405" meta:row-count="2" meta:non-whitespace-character-count="346"/>
  </office:meta>
</office:document-meta>
</file>